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 fo:min-height="13.25cm" fo:min-width="13.5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top" draw:auto-grow-height="false" fo:min-height="10.25cm" fo:min-width="8.75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min-height="10.25cm" fo:min-width="8.5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start="Line"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top" draw:auto-grow-height="false" fo:min-height="7cm" fo:min-width="9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top" draw:auto-grow-height="false" fo:min-height="10.25cm" fo:min-width="10cm"/>
      <style:paragraph-properties style:writing-mode="lr-tb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top" draw:auto-grow-height="false" fo:min-height="4.75cm" fo:min-width="13cm"/>
      <style:paragraph-properties style:writing-mode="lr-tb"/>
    </style:style>
    <style:style style:name="P1" style:family="paragraph">
      <style:paragraph-properties fo:line-height="150%" fo:text-align="center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>
      <style:paragraph-properties fo:line-height="150%" fo:text-align="start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="solid" draw:fill-color="#ffffff"/>
      <style:paragraph-properties fo:line-height="150%" fo:text-align="center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style:paragraph-properties fo:text-align="center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>
      <style:paragraph-properties fo:text-align="start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Liberation Mono1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" style:family="text"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" style:family="text">
      <style:text-properties fo:color="#000000" loext:opacity="100%" style:font-name="Liberation Mono1" fo:font-size="12pt" fo:language="zxx" fo:country="none" fo:background-color="#b4c7dc" style:font-size-asian="12pt" style:language-asian="zxx" style:country-asian="none" style:font-size-complex="12pt" style:language-complex="zxx" style:country-complex="none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b4c7dc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Liberation Mono1" fo:font-size="12pt" fo:language="zxx" fo:country="none" fo:font-weight="normal" fo:background-color="#b4c7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fo:color="#000000" loext:opacity="100%" style:font-name="Liberation Mono1" fo:font-size="12pt" fo:language="zxx" fo:country="none" fo:font-weight="normal" fo:background-color="#ffb66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e8f2a1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Liberation Mono1" fo:font-size="12pt" fo:language="zxx" fo:country="none" fo:font-weight="normal" fo:background-color="#e8f2a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ffb66c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1" fo:font-size="13pt" fo:language="zxx" fo:country="none" style:font-size-asian="13pt" style:language-asian="zxx" style:country-asian="none" style:font-size-complex="13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14cm" svg:height="13.5cm" svg:x="28.25cm" svg:y="3.25cm">
          <text:p text:style-name="P1"><text:span text:style-name="T1">Cache</text:span></text:p>
          <text:p text:style-name="P2"><text:span text:style-name="T2">- memory: Memory</text:span></text:p>
          <text:p text:style-name="P2"><text:span text:style-name="T2">- cache_hit_count: int</text:span></text:p>
          <text:p text:style-name="P2"><text:span text:style-name="T2">- cache_hit_flag: bool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cache_hit_count(): bool</text:span></text:p>
          <text:p text:style-name="P2"><text:span text:style-name="T2">+ get_mem_request_count(): int</text:span></text:p>
          <text:p text:style-name="P2"><text:span text:style-name="T2">+ get_cache_hit_flag(): bool</text:span></text:p>
          <text:p text:style-name="P2"><text:span text:style-name="T2">+ lookup(int): int OR None</text:span></text:p>
          <text:p text:style-name="P2"><text:span text:style-name="T2"/></text:p>
          <text:p text:style-name="P2"><text:span text:style-name="T3">+ generate_ds(): list[dict[int]int]</text:span></text:p>
          <text:p text:style-name="P2"><text:span text:style-name="T3">+ check_if_in_ds(): bool, int</text:span></text:p>
          <text:p text:style-name="P3"><text:span text:style-name="T4">+ delete_data_from_ds(): </text:span><text:span text:style-name="T3">list[dict[int]int], bool</text:span></text:p>
          <text:p text:style-name="P3"><text:span text:style-name="T4">+ prepend_to_ds(): </text:span><text:span text:style-name="T3">list[dict[int]int]</text:span></text:p>
          <text:p text:style-name="P3"><text:span text:style-name="T5">+ write_to_ds(): list[dict[int]int], int</text:span></text:p>
          <text:p text:style-name="P3"><text:span text:style-name="T5">+ find_smallest_ds_value(): int</text:span></text:p>
          <text:p text:style-name="P3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draw:layer="layout" svg:width="9.25cm" svg:height="10.5cm" svg:x="17.75cm" svg:y="19cm">
          <text:p text:style-name="P5"><text:span text:style-name="T1">CyclicCache</text:span></text:p>
          <text:p text:style-name="P5"><text:span text:style-name="T6"/></text:p>
          <text:p text:style-name="P6"><text:span text:style-name="T7">- cache: list[dict[int]int]</text:span></text:p>
          <text:p text:style-name="P6"><text:span text:style-name="T7">- cache_ptr: int</text:span></text:p>
          <text:p text:style-name="P7"><text:span text:style-name="T6"/></text:p>
          <text:p text:style-name="P7"><text:span text:style-name="T6">--------------</text:span></text:p>
          <text:p text:style-name="P8"><text:span text:style-name="T6"/></text:p>
          <text:p text:style-name="P7"><text:span text:style-name="T6">+ name(): string</text:span></text:p>
          <text:p text:style-name="P8"><text:span text:style-name="T6">+ lookup(int): int</text:span></text:p>
          <text:p text:style-name="P8"><text:span text:style-name="T6"/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9cm" svg:height="10.5cm" svg:x="27.5cm" svg:y="19cm">
          <text:p text:style-name="P5"><text:span text:style-name="T1">LRUCache</text:span></text:p>
          <text:p text:style-name="P5"><text:span text:style-name="T6"/></text:p>
          <text:p text:style-name="P7"><text:span text:style-name="T7">- cache: list[dict[int]int]</text:span></text:p>
          <text:p text:style-name="P7"><text:span text:style-name="T7"/></text:p>
          <text:p text:style-name="P7"><text:span text:style-name="T6">--------------</text:span></text:p>
          <text:p text:style-name="P8"><text:span text:style-name="T6"/></text:p>
          <text:p text:style-name="P7"><text:span text:style-name="T6">+ name(): string</text:span></text:p>
          <text:p text:style-name="P8"><text:span text:style-name="T6">+ lookup(int): int</text:span></text:p>
          <text:p text:style-name="P8"><text:span text:style-name="T6"/></text:p>
          <text:p text:style-name="P6"><text:span text:style-name="T8">+ update_xru_cache_hit(): </text:span><text:span text:style-name="T9">list[dict[int]int]</text:span></text:p>
          <text:p text:style-name="P6"><text:span text:style-name="T8">+ update_xru_cache_miss(): list[dict[int]int]</text:span></text:p>
          <text:p text:style-name="P6"><text:span text:style-name="T10">+ rw_lru_cache(): list[dict[int]int], boo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9.25cm" svg:height="10.5cm" svg:x="37cm" svg:y="19cm">
          <text:p text:style-name="P5"><text:span text:style-name="T1">MRUCache</text:span></text:p>
          <text:p text:style-name="P5"><text:span text:style-name="T6"/></text:p>
          <text:p text:style-name="P7"><text:span text:style-name="T7">- cache: list[dict[int]int]</text:span></text:p>
          <text:p text:style-name="P7"><text:span text:style-name="T7"/></text:p>
          <text:p text:style-name="P7"><text:span text:style-name="T6">--------------</text:span></text:p>
          <text:p text:style-name="P8"><text:span text:style-name="T6"/></text:p>
          <text:p text:style-name="P7"><text:span text:style-name="T6">+ name(): string</text:span></text:p>
          <text:p text:style-name="P8"><text:span text:style-name="T6">+ lookup(int): int</text:span></text:p>
          <text:p text:style-name="P8"><text:span text:style-name="T6"/></text:p>
          <text:p text:style-name="P6"><text:span text:style-name="T8">+ update_xru_cache_hit(): </text:span><text:span text:style-name="T9">list[dict[int]int]</text:span></text:p>
          <text:p text:style-name="P6"><text:span text:style-name="T8">+ update_xru_cache_miss(): list[dict[int]int]</text:span></text:p>
          <text:p text:style-name="P6"><text:span text:style-name="T10">+ rw_mru_cache(): </text:span><text:span text:style-name="T7">list[dict[int]int], bool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34.75cm" svg:y1="16.75cm" svg:x2="33.5cm" svg:y2="19cm">
          <text:p/>
        </draw:line>
        <draw:line draw:style-name="gr4" draw:text-style-name="P10" draw:layer="layout" svg:x1="41.25cm" svg:y1="16.75cm" svg:x2="46.75cm" svg:y2="19cm">
          <text:p/>
        </draw:line>
        <draw:line draw:style-name="gr5" draw:text-style-name="P10" draw:layer="layout" svg:x1="47.75cm" svg:y1="12cm" svg:x2="42.25cm" svg:y2="12cm">
          <text:p/>
        </draw:line>
        <draw:custom-shape draw:style-name="gr6" draw:text-style-name="P4" draw:layer="layout" svg:width="9.5cm" svg:height="7.25cm" svg:x="47.75cm" svg:y="9cm">
          <text:p text:style-name="P1"><text:span text:style-name="T1">Memory</text:span></text:p>
          <text:p text:style-name="P2"><text:span text:style-name="T2">- data: list[int</text:span><text:span text:style-name="T11">]</text:span></text:p>
          <text:p text:style-name="P2"><text:span text:style-name="T2">- request_count: int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request_count(): int</text:span></text:p>
          <text:p text:style-name="P2"><text:span text:style-name="T2">+ lookup(int): int OR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0" draw:layer="layout" svg:x1="31.75cm" svg:y1="16.75cm" svg:x2="27cm" svg:y2="19cm">
          <text:p/>
        </draw:line>
        <draw:custom-shape draw:style-name="gr7" draw:text-style-name="P9" draw:layer="layout" svg:width="10.5cm" svg:height="10.5cm" svg:x="46.75cm" svg:y="19cm">
          <text:p text:style-name="P5"><text:span text:style-name="T1">LFUCache</text:span></text:p>
          <text:p text:style-name="P5"><text:span text:style-name="T6"/></text:p>
          <text:p text:style-name="P7"><text:span text:style-name="T10">- cache: list[dict[int]int]</text:span></text:p>
          <text:p text:style-name="P6"><text:span text:style-name="T7">- cache_hits: list[int]</text:span></text:p>
          <text:p text:style-name="P7"><text:span text:style-name="T7"/></text:p>
          <text:p text:style-name="P7"><text:span text:style-name="T6">--------------</text:span></text:p>
          <text:p text:style-name="P8"><text:span text:style-name="T6"/></text:p>
          <text:p text:style-name="P7"><text:span text:style-name="T6">+ name(): string</text:span></text:p>
          <text:p text:style-name="P8"><text:span text:style-name="T6">+ lookup(int): int</text:span></text:p>
          <text:p text:style-name="P8"><text:span text:style-name="T6"/></text:p>
          <text:p text:style-name="P6"><text:span text:style-name="T7">+ find_lowest_access_quantity(): int</text:span></text:p>
          <text:p text:style-name="P6"><text:span text:style-name="T7">+ remove_from_ds_hits(): list[int]</text:span></text:p>
          <text:p text:style-name="P6"><text:span text:style-name="T7">+ prepend_to_ds_hits(): list[int]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38.5cm" svg:y1="16.75cm" svg:x2="39.75cm" svg:y2="19cm">
          <text:p/>
        </draw:line>
        <draw:custom-shape draw:style-name="gr8" draw:text-style-name="P4" draw:layer="layout" svg:width="13.5cm" svg:height="5cm" svg:x="14.75cm" svg:y="4.25cm">
          <text:p text:style-name="P1"><text:span text:style-name="T5"/></text:p>
          <text:p text:style-name="P2"><text:span text:style-name="T5">Raw data structure functions</text:span></text:p>
          <text:p text:style-name="P3"><text:span text:style-name="T5"/></text:p>
          <text:p text:style-name="P3"><text:span text:style-name="T9">Multi-implementation functions</text:span></text:p>
          <text:p text:style-name="P3"><text:span text:style-name="T3"/></text:p>
          <text:p text:style-name="P3"><text:span text:style-name="T7">Implementation specific variables,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marker-start="Triangle_20_unfilled" draw:marker-start-width="1cm" draw:stroke-linejoin="none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5:03:09.307934760</meta:creation-date>
    <dc:date>2024-02-29T15:49:03.580034675</dc:date>
    <meta:editing-duration>PT4H52M9S</meta:editing-duration>
    <meta:editing-cycles>43</meta:editing-cycles>
    <meta:generator>LibreOffice/7.4.7.2$Linux_X86_64 LibreOffice_project/40$Build-2</meta:generator>
    <meta:document-statistic meta:object-count="12"/>
  </office:meta>
</office:document-meta>
</file>